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marker-start="Arrowheads_20_1" svg:stroke-opacity="100%" draw:fill="solid" draw:fill-color="#ffffff" draw:opacity="100%" draw:opacity-name="Transparency_20_1" draw:textarea-horizontal-align="justify" draw:textarea-vertical-align="middle" draw:auto-grow-height="false" draw:shadow="hidden" draw:shadow-opacity="100%"/>
    </style:style>
    <style:style style:name="gr4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Fine_20_Dashed" svg:stroke-color="#000000" svg:stroke-opacity="100%" draw:fill-color="#729fcf" draw:opacity="100%" draw:textarea-horizontal-align="justify" draw:textarea-vertical-align="top" draw:auto-grow-height="false"/>
    </style:style>
    <style:style style:name="gr6" style:family="graphic" style:parent-style-name="objectwithoutfill">
      <style:graphic-properties draw:marker-end="Symmetric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dash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9" style:family="graphic" style:parent-style-name="objectwithoutfill">
      <style:graphic-properties draw:marker-start="Arrow" draw:marker-end="Arrow" draw:fill="none" draw:textarea-vertical-align="middl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35cm" draw:marker-start="" draw:marker-start-width="0.253cm" draw:marker-end="Arrow" draw:marker-end-width="0.253cm" draw:fill="none" draw:textarea-vertical-align="middle" fo:padding-top="0.143cm" fo:padding-bottom="0.143cm" fo:padding-left="0.268cm" fo:padding-right="0.268cm"/>
    </style:style>
    <style:style style:name="gr12" style:family="graphic" style:parent-style-name="objectwithoutfill">
      <style:graphic-properties draw:stroke="solid" svg:stroke-width="0.035cm" draw:marker-start="Arrow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none"/>
    </style:style>
    <style:style style:name="P3" style:family="paragraph">
      <style:paragraph-properties fo:text-align="center"/>
      <style:text-properties style:font-name="Liberation Sans2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text-shadow="1pt 1pt"/>
    </style:style>
    <style:style style:name="P8" style:family="paragraph">
      <style:text-properties fo:font-size="9pt" style:font-size-asian="9pt" style:font-size-complex="9pt"/>
    </style:style>
    <style:style style:name="P9" style:family="paragraph">
      <style:text-properties fo:font-size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72cm" svg:height="7.404cm" svg:x="0.324cm" svg:y="0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.9cm" svg:y1="5.63cm" svg:x2="2.371cm" svg:y2="7.467cm" svg:d="M2900 5630c0 1378-529 460-529 1837" svg:viewBox="0 0 530 1838">
          <text:p/>
        </draw:connector>
        <draw:custom-shape draw:style-name="gr3" draw:text-style-name="P2" draw:layer="layout" svg:width="5.74cm" svg:height="7.419cm" draw:transform="skewX (0.00890117918517108) rotate (0.00558505360638185) translate (6.665cm 0.727cm)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254cm" svg:y1="4.05cm" svg:x2="11.254cm" svg:y2="4.05cm">
          <text:p/>
        </draw:line>
        <draw:line draw:style-name="gr4" draw:text-style-name="P3" draw:layer="layout" svg:x1="4.25cm" svg:y1="3.652cm" svg:x2="4.25cm" svg:y2="3.652cm">
          <text:p/>
        </draw:line>
        <draw:custom-shape draw:style-name="gr5" draw:text-style-name="P4" draw:layer="layout" svg:width="3.048cm" svg:height="3.08cm" svg:x="0.548cm" svg:y="4.556cm">
          <text:p text:style-name="P1"><text:span text:style-name="T1">Qemu I/O</text:span></text:p>
          <text:p text:style-name="P1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.848cm" svg:y1="5.904cm" svg:x2="4.104cm" svg:y2="4.888cm">
          <text:p/>
        </draw:line>
        <draw:line draw:style-name="gr6" draw:text-style-name="P5" draw:layer="layout" svg:x1="2.9cm" svg:y1="6.92cm" svg:x2="4.096cm" svg:y2="5.142cm">
          <text:p/>
        </draw:line>
        <draw:frame draw:style-name="gr7" draw:text-style-name="P6" draw:layer="layout" svg:width="2.032cm" svg:height="0.729cm" svg:x="0.04cm" svg:y="-0.038cm">
          <draw:text-box>
            <text:p><text:span text:style-name="T2">Leader</text:span></text:p>
          </draw:text-box>
        </draw:frame>
        <draw:frame draw:style-name="gr7" draw:text-style-name="P6" draw:layer="layout" svg:width="2.014cm" svg:height="0.729cm" svg:x="6.34cm" svg:y="-0.037cm">
          <draw:text-box>
            <text:p><text:span text:style-name="T2">Backup</text:span></text:p>
          </draw:text-box>
        </draw:frame>
        <draw:custom-shape draw:style-name="gr8" draw:text-style-name="P4" draw:layer="layout" svg:width="3.042cm" svg:height="3.186cm" svg:x="0.548cm" svg:y="1.04cm">
          <text:p text:style-name="P1"><text:span text:style-name="T1">V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88cm" svg:height="0.654cm" svg:x="0.748cm" svg:y="3.24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.11cm" svg:y1="3.894cm" svg:x2="2.11cm" svg:y2="4.888cm">
          <text:p/>
        </draw:line>
        <draw:custom-shape draw:style-name="gr10" draw:text-style-name="P4" xml:id="id2" draw:id="id2" draw:layer="layout" svg:width="1.738cm" svg:height="1.016cm" svg:x="4.104cm" svg:y="4.58cm">
          <text:p text:style-name="P1"><text:span text:style-name="T1">\xxx</text:span></text:p>
          <text:p text:style-name="P1"><text:span text:style-name="T1">Protoc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1cm" svg:height="0.654cm" svg:x="0.748cm" svg:y="1.64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092cm" svg:height="0.654cm" svg:x="2.229cm" svg:y="1.64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2.588cm" svg:height="0.654cm" svg:x="0.748cm" svg:y="2.44cm">
          <text:p text:style-name="P1"><text:span text:style-name="T1">Serviceguard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3.336cm" svg:y1="2.767cm" svg:x2="4.973cm" svg:y2="4.58cm" draw:start-shape="id1" draw:start-glue-point="1" draw:end-shape="id2" draw:end-glue-point="0" svg:d="M3336 2767c1092 0 1637 604 1637 1813" svg:viewBox="0 0 1638 1814">
          <text:p/>
        </draw:connector>
        <draw:connector draw:style-name="gr2" draw:text-style-name="P7" draw:layer="layout" draw:type="curve" svg:x1="1.701cm" svg:y1="5.631cm" svg:x2="1.172cm" svg:y2="7.468cm" svg:d="M1701 5631c0 1378-529 460-529 1837" svg:viewBox="0 0 530 1838">
          <text:p/>
        </draw:connector>
        <draw:custom-shape draw:style-name="gr10" draw:text-style-name="P4" xml:id="id4" draw:id="id4" draw:layer="layout" svg:width="1.719cm" svg:height="1.016cm" svg:x="6.966cm" svg:y="4.58cm">
          <text:p text:style-name="P1"><text:span text:style-name="T1">\xxx</text:span></text:p>
          <text:p text:style-name="P1"><text:span text:style-name="T1">Protocol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388cm" svg:y1="5.042cm" svg:x2="7.42cm" svg:y2="5.042cm">
          <text:p/>
        </draw:line>
        <draw:frame draw:style-name="gr7" draw:text-style-name="P8" draw:layer="layout" svg:width="1.524cm" svg:height="0.607cm" svg:x="5.682cm" svg:y="4.534cm">
          <draw:text-box>
            <text:p><text:span text:style-name="T1">RDMA</text:span></text:p>
          </draw:text-box>
        </draw:frame>
        <draw:line draw:style-name="gr4" draw:text-style-name="P3" draw:layer="layout" svg:x1="12.85cm" svg:y1="3.652cm" svg:x2="12.85cm" svg:y2="3.652cm">
          <text:p/>
        </draw:line>
        <draw:custom-shape draw:style-name="gr8" draw:text-style-name="P4" draw:layer="layout" svg:width="3.042cm" svg:height="3.186cm" svg:x="9.148cm" svg:y="1.04cm">
          <text:p text:style-name="P1"><text:span text:style-name="T1">V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88cm" svg:height="0.654cm" svg:x="9.348cm" svg:y="3.24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1cm" svg:height="0.654cm" svg:x="9.348cm" svg:y="1.64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092cm" svg:height="0.654cm" svg:x="10.829cm" svg:y="1.64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2.588cm" svg:height="0.654cm" svg:x="9.348cm" svg:y="2.44cm">
          <text:p text:style-name="P1"><text:span text:style-name="T1">Serviceguard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9.348cm" svg:y1="2.767cm" svg:x2="7.825cm" svg:y2="4.58cm" draw:start-shape="id3" draw:start-glue-point="3" draw:end-shape="id4" svg:d="M9348 2767c-1016 0-1523 604-1523 1813" svg:viewBox="0 0 1524 1814">
          <text:p/>
        </draw:connector>
        <draw:frame draw:style-name="gr7" draw:text-style-name="P9" draw:layer="layout" svg:width="2.286cm" svg:height="0.573cm" svg:x="1.44cm" svg:y="6.758cm">
          <draw:text-box>
            <text:p><text:span text:style-name="T3">tab_receive()</text:span></text:p>
          </draw:text-box>
        </draw:frame>
        <draw:connector draw:style-name="gr2" draw:text-style-name="P7" draw:layer="layout" draw:type="curve" svg:x1="2.702cm" svg:y1="5.632cm" svg:x2="2.173cm" svg:y2="7.469cm" svg:d="M2702 5632c0 1378-529 460-529 1837" svg:viewBox="0 0 530 1838">
          <text:p/>
        </draw:connector>
        <draw:frame draw:style-name="gr7" draw:text-style-name="P9" draw:layer="layout" svg:width="1.931cm" svg:height="0.573cm" svg:x="0.64cm" svg:y="5.759cm">
          <draw:text-box>
            <text:p><text:span text:style-name="T3">tab_send()</text:span></text:p>
          </draw:text-box>
        </draw:frame>
        <draw:custom-shape draw:style-name="gr5" draw:text-style-name="P4" draw:layer="layout" svg:width="3.048cm" svg:height="3.08cm" svg:x="9.148cm" svg:y="4.556cm">
          <text:p text:style-name="P1"><text:span text:style-name="T1">Qemu I/O</text:span></text:p>
          <text:p text:style-name="P1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0.16cm" svg:y1="6.858cm" svg:x2="8.685cm" svg:y2="5.08cm">
          <text:p/>
        </draw:line>
        <draw:connector draw:style-name="gr2" draw:text-style-name="P7" draw:layer="layout" draw:type="curve" svg:x1="10.301cm" svg:y1="5.631cm" svg:x2="9.772cm" svg:y2="7.468cm" svg:d="M10301 5631c0 1378-529 460-529 1837" svg:viewBox="0 0 530 1838">
          <text:p/>
        </draw:connector>
        <draw:frame draw:style-name="gr7" draw:text-style-name="P9" draw:layer="layout" svg:width="2.286cm" svg:height="0.573cm" svg:x="9.94cm" svg:y="6.758cm">
          <draw:text-box>
            <text:p><text:span text:style-name="T3">tab_receive()</text:span></text:p>
          </draw:text-box>
        </draw:frame>
        <draw:connector draw:style-name="gr2" draw:text-style-name="P7" draw:layer="layout" draw:type="curve" svg:x1="11.402cm" svg:y1="5.632cm" svg:x2="10.873cm" svg:y2="7.469cm" svg:d="M11402 5632c0 1378-529 460-529 1837" svg:viewBox="0 0 530 1838">
          <text:p/>
        </draw:connector>
        <draw:frame draw:style-name="gr7" draw:text-style-name="P9" draw:layer="layout" svg:width="1.931cm" svg:height="0.573cm" svg:x="9.64cm" svg:y="5.759cm">
          <draw:text-box>
            <text:p><text:span text:style-name="T3">tab_send()</text:span></text:p>
          </draw:text-box>
        </draw:frame>
        <draw:line draw:style-name="gr9" draw:text-style-name="P1" draw:layer="layout" svg:x1="10.71cm" svg:y1="3.894cm" svg:x2="10.71cm" svg:y2="4.888cm">
          <text:p/>
        </draw:lin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9H25M38S</meta:editing-duration>
    <meta:editing-cycles>95</meta:editing-cycles>
    <meta:generator>LibreOffice/4.2.8.2$Linux_X86_64 LibreOffice_project/420m0$Build-2</meta:generator>
    <dc:date>2016-06-25T14:58:18.599323337</dc:date>
    <meta:document-statistic meta:object-count="62"/>
  </office:meta>
</office:document-meta>
</file>